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7556110A0.png" manifest:media-type="image/png"/>
  <manifest:file-entry manifest:full-path="Pictures/100000000000032000000030B069A662.jpg" manifest:media-type="image/jpeg"/>
  <manifest:file-entry manifest:full-path="Pictures/10000200000000120000001256ED240C.gif" manifest:media-type="image/gif"/>
  <manifest:file-entry manifest:full-path="Pictures/100002010000001900000019BBE0014F.png" manifest:media-type="image/png"/>
  <manifest:file-entry manifest:full-path="Pictures/100002010000001B000000151CC72D08.png" manifest:media-type="image/png"/>
  <manifest:file-entry manifest:full-path="Pictures/100000000000001C00000020E01DA23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3300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fo:color="#0066ff"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1299in" fo:height="0.12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4.0118in" svg:y="0.1402in" svg:width="0.2602in" svg:height="0.2602in" draw:z-index="8"><draw:image xlink:href="Pictures/100002010000001900000019BBE0014F.png" xlink:type="simple" xlink:show="embed" xlink:actuate="onLoad"/></draw:frame><text:span text:style-name="T3"><text:tab/> </text:span><text:span text:style-name="T4">Shashank Gurudu<text:tab/><text:tab/><text:tab/></text:span><text:span text:style-name="T8">+919700678403</text:span><text:span text:style-name="T4"><text:tab/></text:span></text:p>
      <text:p text:style-name="P2"><draw:frame draw:style-name="fr1" draw:name="Image10" text:anchor-type="paragraph" svg:x="4.0075in" svg:y="0.1764in" svg:width="0.2811in" svg:height="0.2189in" draw:z-index="9"><draw:image xlink:href="Pictures/100002010000001B000000151CC72D08.png" xlink:type="simple" xlink:show="embed" xlink:actuate="onLoad"/></draw:frame><text:span text:style-name="T3"><text:tab/> <text:s/></text:span><text:span text:style-name="T7">Flat no 403,snigdha residency,<text:tab/><text:tab/><text:tab/><text:tab/></text:span><text:a xlink:type="simple" xlink:href="mailto:shashank233@gmail.com">shashank233@gmail.co</text:a><text:a xlink:type="simple" xlink:href="mailto:shashank233@gmail.com">m</text:a> <text:tab/></text:p>
      <text:p text:style-name="P7"><draw:frame draw:style-name="fr1" draw:name="Image8" text:anchor-type="paragraph" svg:x="4.0591in" svg:y="0.1366in" svg:width="0.2709in" svg:height="0.2398in" draw:z-index="7"><draw:image xlink:href="Pictures/100002010000001A00000017556110A0.png" xlink:type="simple" xlink:show="embed" xlink:actuate="onLoad"/></draw:frame> <text:s text:c="14"/>vinayak nagar,Nizamabad,503001.</text:p>
      <text:p text:style-name="P7"><text:tab/><text:tab/><text:tab/><text:span text:style-name="T9"><text:tab/> <text:s text:c="12"/><text:tab/>in.linkedin.com/in/shashankgurudu</text:span></text:p>
      <text:p text:style-name="P2"/>
      <text:p text:style-name="P1"/>
      <text:p text:style-name="P8"><draw:frame draw:style-name="fr1" draw:name="Image4" text:anchor-type="paragraph" svg:x="-0.0071in" svg:y="0.0575in" svg:width="6.9252in" svg:height="0.0874in" draw:z-index="2"><draw:image xlink:href="Pictures/100000000000032000000030B069A662.jpg" xlink:type="simple" xlink:show="embed" xlink:actuate="onLoad"/></draw:frame>Objective</text:p>
      <text:p text:style-name="P9"/>
      <text:p text:style-name="P2"><text:tab/>To obtain an intern in an organization that encourages continuous learning and creativity while contributing my own knowledge and experiences to the organization.</text:p>
      <text:p text:style-name="P2"/>
      <text:p text:style-name="P8"><draw:frame draw:style-name="fr1" draw:name="Image2" text:anchor-type="paragraph" svg:x="0.0201in" svg:y="0.1173in" svg:width="6.9252in" svg:height="0.0874in" draw:z-index="0"><draw:image xlink:href="Pictures/100000000000032000000030B069A662.jpg" xlink:type="simple" xlink:show="embed" xlink:actuate="onLoad"/></draw:frame>Education</text:p>
      <text:p text:style-name="P2"/>
      <text:p text:style-name="P7">Bachelor of Engineering (B.E.) <text:tab/><text:tab/>Chaitanya Bharathi Institute of Technology <text:s text:c="4"/>2012 - present</text:p>
      <text:p text:style-name="P7">(Computer Science and Engineering)<text:tab/>Hyderabad, Telangana<text:tab/><text:tab/><text:tab/> <text:s text:c="9"/><text:span text:style-name="T1">77.02%</text:span></text:p>
      <text:p text:style-name="P7"/>
      <text:p text:style-name="P7">Intermediate (M.P.C.) <text:tab/><text:tab/><text:tab/>NRI junior college <text:s text:c="4"/><text:tab/><text:tab/><text:tab/> <text:s text:c="9"/>2010 - 2012</text:p>
      <text:p text:style-name="P7"><text:span text:style-name="T1"><text:tab/><text:tab/><text:tab/><text:tab/><text:tab/></text:span><text:span text:style-name="T2">Hyderabad, Telangana</text:span><text:span text:style-name="T1"><text:tab/><text:tab/> <text:s text:c="9"/><text:tab/> <text:s text:c="9"/>97.90%</text:span></text:p>
      <text:p text:style-name="P23"/>
      <text:p text:style-name="P7">S.S.C <text:tab/><text:tab/><text:tab/><text:tab/><text:tab/>Gowtham Model School<text:tab/><text:tab/> <text:s text:c="9"/>2009-2010</text:p>
      <text:p text:style-name="P7"><text:tab/><text:tab/><text:tab/><text:tab/><text:tab/>Nizamabad<text:tab/><text:tab/><text:tab/><text:tab/> <text:s text:c="9"/><text:span text:style-name="T1">92.00%</text:span></text:p>
      <text:p text:style-name="P2"><draw:frame draw:style-name="fr1" draw:name="Image3" text:anchor-type="paragraph" svg:x="-0.0071in" svg:y="0.2783in" svg:width="6.9252in" svg:height="0.0874in" draw:z-index="1"><draw:image xlink:href="Pictures/100000000000032000000030B069A662.jpg" xlink:type="simple" xlink:show="embed" xlink:actuate="onLoad"/></draw:frame></text:p>
      <text:p text:style-name="P8">Qualifications</text:p>
      <text:p text:style-name="P8"/>
      <text:list xml:id="list2776837561" text:style-name="L1">
        <text:list-item>
          <text:p text:style-name="P12">Adapts to latest technologies and use them with ease. </text:p>
        </text:list-item>
        <text:list-item>
          <text:p text:style-name="P12">Solution oriented</text:p>
        </text:list-item>
        <text:list-item>
          <text:p text:style-name="P12">Effective Communication Skills</text:p>
        </text:list-item>
        <text:list-item>
          <text:p text:style-name="P12">Instant problem solving skills</text:p>
        </text:list-item>
        <text:list-item>
          <text:p text:style-name="P12">Programming skills</text:p>
        </text:list-item>
        <text:list-item>
          <text:p text:style-name="P12">Can present a product effectively</text:p>
        </text:list-item>
      </text:list>
      <text:p text:style-name="P4"/>
      <text:p text:style-name="P8"><draw:frame draw:style-name="fr1" draw:name="Image1" text:anchor-type="paragraph" svg:x="-0.0071in" svg:y="0.2783in" svg:width="6.9252in" svg:height="0.0874in" draw:z-index="3"><draw:image xlink:href="Pictures/100000000000032000000030B069A662.jpg" xlink:type="simple" xlink:show="embed" xlink:actuate="onLoad"/></draw:frame></text:p>
      <text:p text:style-name="P8">Skill set</text:p>
      <text:p text:style-name="P8"/>
      <text:p text:style-name="P6">Programming Languages <text:tab/><text:tab/><text:span text:style-name="T6">C, C++, Java and Python</text:span> </text:p>
      <text:p text:style-name="P6">Web Technologies<text:tab/><text:tab/><text:tab/><text:span text:style-name="T2">HTML,JavaScript and Basics of CSS</text:span></text:p>
      <text:p text:style-name="P2"><text:span text:style-name="T5">Packages</text:span><text:span text:style-name="T1"> </text:span><text:tab/><text:tab/><text:tab/><text:tab/>Microsoft Office and image manipulation softwares</text:p>
      <text:p text:style-name="P6">Operating systems<text:tab/><text:tab/><text:tab/><text:span text:style-name="T6">Windows, GNU/Linux</text:span></text:p>
      <text:p text:style-name="P6"/>
      <text:list xml:id="list516458810" text:continue-numbering="true" text:style-name="L1">
        <text:list-item>
          <text:p text:style-name="P12">Manages a team for an effective output.</text:p>
        </text:list-item>
        <text:list-item>
          <text:p text:style-name="P12">Capable of organizing events.</text:p>
        </text:list-item>
        <text:list-item>
          <text:p text:style-name="P12">Good typing speed to make documents quicker.</text:p>
          <text:p text:style-name="P12"><text:soft-page-break/></text:p>
        </text:list-item>
      </text:list>
      <text:p text:style-name="P2"><draw:frame draw:style-name="fr1" draw:name="Image6" text:anchor-type="paragraph" svg:x="0.0264in" svg:y="0.1783in" svg:width="6.9252in" svg:height="0.0874in" draw:z-index="5"><draw:image xlink:href="Pictures/100000000000032000000030B069A662.jpg" xlink:type="simple" xlink:show="embed" xlink:actuate="onLoad"/></draw:frame><text:span text:style-name="T1">College Projects </text:span><text:span text:style-name="T1">and Achievements</text:span></text:p>
      <text:p text:style-name="P4"/>
      <text:p text:style-name="P4"/>
      <text:list xml:id="list1284292183" text:style-name="L2">
        <text:list-item>
          <text:p text:style-name="P15">Mini Projects</text:p>
          <text:p text:style-name="P15">Live Video Streaming</text:p>
          <text:list>
            <text:list-item>
              <text:p text:style-name="P18">A java application which transfers live video from the webcam to another computer in a</text:p>
              <text:p text:style-name="P18">network.</text:p>
            </text:list-item>
          </text:list>
        </text:list-item>
      </text:list>
      <text:p text:style-name="P5"><text:tab/><text:span text:style-name="T1">College Petitions Portal</text:span></text:p>
      <text:list xml:id="list1959538914" text:continue-numbering="true" text:style-name="L2">
        <text:list-item>
          <text:list>
            <text:list-item>
              <text:p text:style-name="P18">A php based project which helps to change the organization where students and staff in the</text:p>
              <text:p text:style-name="P18">college can make petitions. Members with like mind or who agree with the petition can</text:p>
              <text:p text:style-name="P18">support it by signing the petition.</text:p>
            </text:list-item>
          </text:list>
        </text:list-item>
      </text:list>
      <text:p text:style-name="P5"/>
      <text:list xml:id="list1993089787" text:continue-numbering="true" text:style-name="L2">
        <text:list-item>
          <text:p text:style-name="P15">Learning management system</text:p>
          <text:list>
            <text:list-item>
              <text:p text:style-name="P18">An online learning system where teachers can upload course materials and test papers </text:p>
              <text:p text:style-name="P18">and students can actively participate in studies to get better results.</text:p>
            </text:list-item>
            <text:list-item>
              <text:p text:style-name="P18">It was also used in teachers training camp held in cbit.</text:p>
            </text:list-item>
          </text:list>
        </text:list-item>
      </text:list>
      <text:p text:style-name="P3"><draw:frame draw:style-name="fr1" draw:name="Image7" text:anchor-type="paragraph" svg:x="-0.0071in" svg:y="0.2783in" svg:width="6.9252in" svg:height="0.0874in" draw:z-index="6"><draw:image xlink:href="Pictures/100000000000032000000030B069A662.jpg" xlink:type="simple" xlink:show="embed" xlink:actuate="onLoad"/></draw:frame></text:p>
      <text:p text:style-name="P4">Co-circular activities</text:p>
      <text:p text:style-name="P4"/>
      <text:list xml:id="list1626270869" text:style-name="L3">
        <text:list-item>
          <text:p text:style-name="P16"><text:span text:style-name="T2">Started a glug named </text:span>“Open Minds” <text:span text:style-name="T2">class mates and made street view of college where people can view whole college virtually.</text:span></text:p>
        </text:list-item>
        <text:list-item>
          <text:p text:style-name="P16"><text:span text:style-name="T2">Was a volunteer of </text:span>“C Star”, <text:span text:style-name="T2">a 'C' coding contest as a part of </text:span>“HEADSTART 2014”.</text:p>
        </text:list-item>
        <text:list-item>
          <text:p text:style-name="P19">Was a key organizer of “KodeCrypt”, a national level programming contest which has a record</text:p>
          <text:p text:style-name="P19">number of registrations.</text:p>
        </text:list-item>
        <text:list-item>
          <text:p text:style-name="P19">Organized a Wiki-Edit-a-thon event in college.</text:p>
        </text:list-item>
        <text:list-item>
          <text:p text:style-name="P19">Started a <text:span text:style-name="T1">blog </text:span>which aims to deliver valuable information to engineering students. </text:p>
        </text:list-item>
      </text:list>
      <text:p text:style-name="P5"><text:tab/> (<text:a xlink:type="simple" xlink:href="http://www.tutorials4engineers.blogspot.in/">www.tutorials4engineers.blogspot.in</text:a>)</text:p>
      <text:list xml:id="list2161092477" text:continue-numbering="true" text:style-name="L3">
        <text:list-item>
          <text:p text:style-name="P19">Student Volunteer for Swecha supporting free software movement.</text:p>
        </text:list-item>
      </text:list>
      <text:p text:style-name="P2"><draw:frame draw:style-name="fr1" draw:name="Image5" text:anchor-type="paragraph" svg:x="-0.0071in" svg:y="0.2783in" svg:width="6.9252in" svg:height="0.0874in" draw:z-index="4"><draw:image xlink:href="Pictures/100000000000032000000030B069A662.jpg" xlink:type="simple" xlink:show="embed" xlink:actuate="onLoad"/></draw:frame><text:span text:style-name="T2"><text:tab/></text:span></text:p>
      <text:p text:style-name="P4">Areas of interests</text:p>
      <text:p text:style-name="P2"/>
      <text:list xml:id="list188812203" text:style-name="L4">
        <text:list-item>
          <text:p text:style-name="P13">Writes review on latest technologies </text:p>
        </text:list-item>
        <text:list-item>
          <text:p text:style-name="P13">Blogging </text:p>
        </text:list-item>
        <text:list-item>
          <text:p text:style-name="P13">Participates in technical seminars</text:p>
        </text:list-item>
        <text:list-item>
          <text:p text:style-name="P13">Human relationships</text:p>
          <text:p text:style-name="P13"/>
        </text:list-item>
      </text:list>
      <text:p text:style-name="P10"><text:tab/><text:span text:style-name="T10">I here by declare that all the above information is true to the best of my knowledge.</text:span></text:p>
      <text:p text:style-name="P2"/>
      <text:p text:style-name="P2">Date: 23.07.2014</text:p>
      <text:p text:style-name="P2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5-04-26T23:05:19</dc:date>
    <dc:creator>Shashank </dc:creator>
    <meta:editing-duration>PT32M50S</meta:editing-duration>
    <meta:editing-cycles>10</meta:editing-cycles>
    <meta:generator>LibreOffice/3.5$Linux_X86_64 LibreOffice_project/350m1$Build-2</meta:generator>
    <meta:document-statistic meta:table-count="0" meta:image-count="10" meta:object-count="0" meta:page-count="2" meta:paragraph-count="59" meta:word-count="400" meta:character-count="2765" meta:non-whitespace-character-count="2279"/>
  </office:meta>
</office:document-meta>
</file>